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E800000239BC6E15F95206DDCA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" style:family="graphic" style:parent-style-name="objectwithoutfill">
      <style:graphic-properties svg:stroke-width="0.159cm" svg:stroke-color="#ff0000" draw:marker-start-width="0.438cm" draw:marker-end="Arrow" draw:marker-end-width="0.538cm" draw:fill="solid" draw:textarea-vertical-align="middle" fo:padding-top="0.204cm" fo:padding-bottom="0.204cm" fo:padding-left="0.329cm" fo:padding-right="0.329cm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1.589cm" svg:height="12.284cm" svg:x="0.012cm" svg:y="0.235cm">
          <draw:image xlink:href="Pictures/10000000000003E800000239BC6E15F95206DDCA.jpg" xlink:type="simple" xlink:show="embed" xlink:actuate="onLoad" loext:mime-type="image/jpeg">
            <text:p text:style-name="P1"/>
          </draw:image>
        </draw:frame>
        <draw:line draw:style-name="gr2" draw:text-style-name="P2" draw:layer="layout" svg:x1="9.271cm" svg:y1="5.08cm" svg:x2="6.223cm" svg:y2="6.731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.59cm" fo:page-height="12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7-21T10:43:37.797058026</dc:date>
    <meta:editing-duration>PT12M54S</meta:editing-duration>
    <meta:editing-cycles>5</meta:editing-cycles>
    <meta:generator>LibreOffice/6.4.5.2$Linux_X86_64 LibreOffice_project/40$Build-2</meta:generator>
    <meta:document-statistic meta:object-count="2"/>
  </office:meta>
</office:document-meta>
</file>